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272cm" fo:min-width="7.62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1cm" fo:min-width="6.86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47cm" fo:min-width="7.62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47cm" fo:min-width="6.8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4cm"/>
    </style:style>
    <style:style style:name="gr9" style:family="graphic" style:parent-style-name="standard">
      <style:graphic-properties draw:stroke="none" svg:stroke-color="#000000" draw:fill="none" draw:fill-color="#ffffff" fo:min-height="0.61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28cm" svg:height="6.522cm" svg:x="1cm" svg:y="7.686cm">
          <text:p text:style-name="P1">first_name : string</text:p>
          <text:p text:style-name="P1">last_name : string</text:p>
          <text:p text:style-name="P1">email : string</text:p>
          <text:p text:style-name="P1">encrypted_password : string</text:p>
          <text:p text:style-name="P1">admin : boolean</text:p>
          <text:p text:style-name="P1">pothole_id : integ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66cm" svg:height="6.35cm" svg:x="19.581cm" svg:y="7.686cm">
          <text:p text:style-name="P3">id : integer</text:p>
          <text:p text:style-name="P3">name : string</text:p>
          <text:p text:style-name="P3">rating : integer</text:p>
          <text:p text:style-name="P3">verified : boolean</text:p>
          <text:p text:style-name="P3">duplicate : boolean</text:p>
          <text:p text:style-name="P3">user_id : integer</text:p>
          <text:p text:style-name="P3">lat : decimal(12, 10)</text:p>
          <text:p text:style-name="P3">lon : decimal(13, 10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128cm" svg:height="1.397cm" svg:x="1cm" svg:y="6.289cm">
          <text:p text:style-name="P3">Us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366cm" svg:height="1.397cm" svg:x="19.581cm" svg:y="6.289cm">
          <text:p text:style-name="P3">Pothole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001cm" svg:y1="7.94cm" svg:x2="19.542cm" svg:y2="7.858cm">
          <text:p/>
        </draw:line>
        <draw:frame draw:style-name="gr6" draw:text-style-name="P6" draw:layer="layout" svg:width="0.889cm" svg:height="0.762cm" svg:x="9.274cm" svg:y="7.051cm">
          <draw:text-box>
            <text:p><text:span text:style-name="T1">1.</text:span></text:p>
          </draw:text-box>
        </draw:frame>
        <draw:frame draw:style-name="gr7" draw:text-style-name="P7" draw:layer="layout" svg:width="2.344cm" svg:height="0.725cm" svg:x="9.116cm" svg:y="7.977cm">
          <draw:text-box>
            <text:p><text:span text:style-name="T1">user</text:span></text:p>
          </draw:text-box>
        </draw:frame>
        <draw:frame draw:style-name="gr8" draw:text-style-name="P8" draw:layer="layout" svg:width="2.894cm" svg:height="0.725cm" svg:x="16.013cm" svg:y="8.149cm">
          <draw:text-box>
            <text:p><text:span text:style-name="T2">pothole</text:span></text:p>
          </draw:text-box>
        </draw:frame>
        <draw:frame draw:style-name="gr9" draw:text-style-name="P8" draw:layer="layout" svg:width="1.397cm" svg:height="0.86cm" svg:x="12.684cm" svg:y="7.305cm">
          <draw:text-box>
            <text:p><text:span text:style-name="T2">has</text:span></text:p>
          </draw:text-box>
        </draw:frame>
        <draw:custom-shape draw:style-name="gr10" draw:text-style-name="P9" draw:layer="layout" svg:width="0.434cm" svg:height="0.444cm" draw:transform="rotate (-1.5707963267949) translate (14.208cm 7.432cm)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8" draw:layer="layout" svg:width="0.381cm" svg:height="0.725cm" svg:x="18.526cm" svg:y="7.35cm">
          <draw:text-box>
            <text:p><text:span text:style-name="T2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5:34:05.802452703</meta:creation-date>
    <dc:date>2018-11-27T00:26:59.725462625</dc:date>
    <meta:editing-duration>PT35M24S</meta:editing-duration>
    <meta:editing-cycles>8</meta:editing-cycles>
    <meta:generator>LibreOffice/6.1.3.2$Linux_X86_64 LibreOffice_project/10$Build-2</meta:generator>
    <meta:document-statistic meta:object-count="11"/>
  </office:meta>
</office:document-meta>
</file>